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3.6%"/>
    </style:style>
    <style:style style:name="T4" style:parent-style-name="DefaultParagraphFon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office:automatic-styles>
  <office:body>
    <office:text text:use-soft-page-breaks="true">
      <text:p text:style-name="P1">NHS Knowledge for Healthcare Learning Academy L(a)unch and Learn</text:p>
      <text:p text:style-name="Normal"><text:span text:style-name="T2">13</text:span><text:span text:style-name="T3">th</text:span><text:span text:style-name="T4"><text:s/>December 2021</text:span></text:p>
      <text:p text:style-name="P5">Transcript</text:p>
      <text:p text:style-name="Normal"/>
      <text:p text:style-name="Normal">00:00:00.000 --&gt; 00:00:05.310<text:line-break/>Alison Day<text:line-break/>We just wait a few more minutes just for for any last few people that are beginning to enter.</text:p>
      <text:p text:style-name="Normal">00:00:06.990 --&gt; 00:00:08.970<text:line-break/>Alison Day<text:line-break/>And the transcript has now started.</text:p>
      <text:p text:style-name="Normal">00:00:12.910 --&gt; 00:00:15.600<text:line-break/>Alison Day<text:line-break/>And I'm going to hand over to my colleague Dom.</text:p>
      <text:p text:style-name="Normal">00:00:26.150 --&gt; 00:00:42.730<text:line-break/>Dominic Gilroy<text:line-break/>OK, well good morning everybody. Thanks for joining us and thanks for taking time out of your day and your lunch time to come and learn more about the NHS knowledge for Healthcare Learning Academy, which we're launching today.</text:p>
      <text:p text:style-name="Normal">00:00:44.790 --&gt; 00:01:03.290<text:line-break/>Dominic Gilroy<text:line-break/>And just to give you a little idea about the kind of things that we're hoping to cover in today session and will be obviously introducing the NHS knowledge for Healthcare, Learning Academy and exploring our CPD requirements and how health education things as knowledge and library team helps tries to identify these.</text:p>
      <text:p text:style-name="Normal">00:01:04.070 --&gt; 00:01:18.690<text:line-break/>Dominic Gilroy<text:line-break/>We look at the role of the Learning Academy. In this context, we'll explore the benefits of undertaking accredited courses and think about the future potential for the NHS knowledge for Healthcare Learning Academy.</text:p>
      <text:p text:style-name="Normal">00:01:20.280 --&gt; 00:01:38.720<text:line-break/>Dominic Gilroy<text:line-break/>Now the Learning Academy is the culmination of many years of planning by sue Leslie Bryant and national lead and David Stewart, and we're delighted that David can join us today along with Sue and national leader in a chest knowledge and library services.</text:p>
      <text:p text:style-name="Normal">00:01:39.750 --&gt; 00:01:40.300<text:line-break/>Dominic Gilroy<text:line-break/>And.</text:p>
      <text:p text:style-name="Normal">00:01:41.170 --&gt; 00:01:51.810<text:line-break/>Dominic Gilroy<text:line-break/>And so to begin the session, I'm gonna pass over to Sue. Now to say a few words and then we'll hear from our director Patrick Mitchell, to say a few words of introduction. Thank you, sue.</text:p>
      <text:p text:style-name="Normal">00:01:53.140 --&gt; 00:02:02.020<text:line-break/>Sue Lacey-Bryant<text:line-break/>Grand good afternoon everyone. Thanks so much for joining this call. As we launch the knowledge for Healthcare Learning Academy.</text:p>
      <text:p text:style-name="Normal">00:02:02.910 --&gt; 00:02:34.060<text:line-break/>Sue Lacey-Bryant<text:line-break/>It's a key development of our work within within health Education, England and so much has been contributed by people within the national team and across the country, and it's so nice to see people here and whatever your role in health knowledge and library services, your expertise is crucial. It's absolutely crucial to the quality of the services you deliver and therefore to patient care, so delivering the right skills and experience to deliver the.</text:p>
      <text:p text:style-name="Normal">00:02:34.350 --&gt; 00:02:40.640<text:line-break/>Sue Lacey-Bryant<text:line-break/>Acknowledge services in the right way. It is absolutely crucial and never more so than now.</text:p>
      <text:p text:style-name="Normal">00:02:41.430 --&gt; 00:03:08.670<text:line-break/>Sue Lacey-Bryant<text:line-break/>Both for the NHS and your own job satisfaction too, of course, so our aims in launching this Learning Academy is to establish an employer LED Center of Excellence for all health, knowledge and library staff. Wherever they're working. We are all delighted that short courses will now be accredited by CILIP, the professional body providing insurance with the quality of each program.</text:p>
      <text:p text:style-name="Normal">00:03:10.000 --&gt; 00:03:40.380<text:line-break/>Sue Lacey-Bryant<text:line-break/>So on this call and there are more than 100 people on this call, we are a small specialist, expert workforce and from the start the Academy will offer accredited CPD opportunities tailored for our discipline covering a wide range of professional skills. And it opens up new opportunities for us to enhance our skills, extend, expand, enrich our roles and our daily work, and at the same time.</text:p>
      <text:p text:style-name="Normal">00:03:40.580 --&gt; 00:03:52.970<text:line-break/>Sue Lacey-Bryant<text:line-break/>Crucially, enabling an HS employers to be confident of the quality of training on offer. So in this way the Academy will help us address skills shortages.</text:p>
      <text:p text:style-name="Normal">00:03:56.860 --&gt; 00:03:58.210<text:line-break/>Sue Lacey-Bryant<text:line-break/>At the time.</text:p>
      <text:p text:style-name="Normal">00:03:56.960 --&gt; 00:03:59.530<text:line-break/>Alison Day<text:line-break/>Can I do for you today please? Thank you.</text:p>
      <text:p text:style-name="Normal">00:04:03.180 --&gt; 00:04:24.620<text:line-break/>Sue Lacey-Bryant<text:line-break/>Thank you so much. So in this way the Academy will help us address skills shortages and overtime to take initiatives to address the talent management pipeline. The issues in supply and that includes our work that's already ongoing. Of course, with library schools and on apprenticeships, UM.</text:p>
      <text:p text:style-name="Normal">00:04:26.230 --&gt; 00:04:36.900<text:line-break/>Sue Lacey-Bryant<text:line-break/>This has been a fabulous piece of work and it gives me great pleasure now to go on to welcome Patrick Mitchell, director of Digital Innovation and Transformation.</text:p>
      <text:p text:style-name="Normal">00:04:38.360 --&gt; 00:04:39.190<text:line-break/>Sue Lacey-Bryant<text:line-break/>Thank you Patrick.</text:p>
      <text:p text:style-name="Normal">00:04:38.540 --&gt; 00:04:49.030<text:line-break/>Patrick Mitchell<text:line-break/>Thank you, thank you Sue. And grafting everybody. Great to see so many people online. Really appreciate you taking time out today to join this teams call.</text:p>
      <text:p text:style-name="Normal">00:04:50.620 --&gt; 00:04:58.590<text:line-break/>Patrick Mitchell<text:line-break/>I suppose today we're building on it. Well established program really for continuing professional development for you and your teams. And I'm.</text:p>
      <text:p text:style-name="Normal">00:04:59.280 --&gt; 00:05:29.120<text:line-break/>Patrick Mitchell<text:line-break/>Really pleased that we've managed to get the resource within HEE to be able to commit to the investment for you over the long term so that you as nice specialists have the skills that you need to deliver high quality services that clearly underpowered, underpin patient care and good education and training. Particularly in this digital age as it moved forward, knowledge services have gained a really high profile through the pandemic. I think we all know that.</text:p>
      <text:p text:style-name="Normal">00:05:29.280 --&gt; 00:06:00.450<text:line-break/>Patrick Mitchell<text:line-break/>Uh, which is further highlighted the importance of bringing evidence to the clinical front and the role that the NHS knowledge and library staff play in mobilizing evidence from research and the staff know how to inform decision makings. And I thank you for the last couple of years and all the efforts you have made in this phase. It it it often gets mentioned at health Education, England's board and there's not usually an exact that doesn't go by where we're not.</text:p>
      <text:p text:style-name="Normal">00:06:00.510 --&gt; 00:06:08.130<text:line-break/>Patrick Mitchell<text:line-break/>Talking about or not evidence or knowledge, management doesn't come up as an issue and your work being.</text:p>
      <text:p text:style-name="Normal">00:06:08.180 --&gt; 00:06:13.780<text:line-break/>Patrick Mitchell<text:line-break/>Uh, recognized by Chris Witty as the chief medical director.</text:p>
      <text:p text:style-name="Normal">00:06:14.990 --&gt; 00:06:22.370<text:line-break/>Patrick Mitchell<text:line-break/>And you know, he's clearly saying that the role of the library and information professional in the NHS is so critical.</text:p>
      <text:p text:style-name="Normal">00:06:23.630 --&gt; 00:06:29.480<text:line-break/>Patrick Mitchell<text:line-break/>And as being shown during the pandemic, you've really done a superb job in being able to bring.</text:p>
      <text:p text:style-name="Normal">00:06:30.550 --&gt; 00:06:59.740<text:line-break/>Patrick Mitchell<text:line-break/>Clear information and data to underpin clinical decision making which has been really important and I thank you for that. I also want to thank the opportunity to thank the team both past and present. Delighted Davids online. Hi David and particularly Dominic who now leads on this work for that making the knowledge. The Healthcare Library Academy a reality. It's really great to see. I hope you'll have a great session this afternoon. I wish you well with it.</text:p>
      <text:p text:style-name="Normal">00:06:59.800 --&gt; 00:07:14.650<text:line-break/>Patrick Mitchell<text:line-break/>And I take this opportunity to also wish you a great press it period. I can't stay with you for the rest of the call, so I will now hand back to Dominic and soon but thank you very much for your contributions. It's appreciated. Thank you.</text:p>
      <text:p text:style-name="Normal">00:07:16.770 --&gt; 00:07:17.530<text:line-break/>Dominic Gilroy<text:line-break/>Thanks, Patrick.</text:p>
      <text:p text:style-name="Normal">00:07:25.900 --&gt; 00:07:27.450<text:line-break/>Dominic Gilroy<text:line-break/>Sorry Allison, you're on mute.</text:p>
      <text:p text:style-name="Normal">00:07:29.340 --&gt; 00:07:48.630<text:line-break/>Alison Day<text:line-break/>Thank you Don, just thank you, Patrick and thank you suited to such a such a lovely warm opening for the for the Learning Academy and we we just like to start really by giving you a minute to reflect. We we know that some reflections are key part to practicing good continuing professional development.</text:p>
      <text:p text:style-name="Normal">00:07:49.120 --&gt; 00:08:03.840<text:line-break/>Alison Day<text:line-break/>Uh, and it's intrinsic to being a practicing professional, so we'd like you to take a few moments to complete a slide. A poll for those of you unfamiliar with slide. Oh, if you go to slideoak.com on your browser or phone.</text:p>
      <text:p text:style-name="Normal">00:08:04.460 --&gt; 00:08:16.930<text:line-break/>Alison Day<text:line-break/>And and then enter the code hashtag 233987 which is displayed on the screen at the moment and just take a minute to answer the question which is about.</text:p>
      <text:p text:style-name="Normal">00:08:17.880 --&gt; 00:08:43.560<text:line-break/>Alison Day<text:line-break/>Really thinking about your learning. The last thing that you did, the most recent piece of continuing professional development that you undertook and most crucially what it was, but also what you learned from it. What did you take away from it? What was the benefit to you from doing that piece of CPD? And we'd love to see your response is going into the slide. Those will take a few minutes now just to just to see give you an opportunity to do that.</text:p>
      <text:p text:style-name="Normal">00:08:44.500 --&gt; 00:08:51.230<text:line-break/>Alison Day<text:line-break/>But it may be that your CPD was. Of course, it might be in something that you've read or discussion with a colleague shadowing.</text:p>
      <text:p text:style-name="Normal">00:08:52.210 --&gt; 00:08:56.510<text:line-break/>Alison Day<text:line-break/>Your topic might have been data management literature, searching, knowledge, mobilization.</text:p>
      <text:p text:style-name="Normal">00:08:57.680 --&gt; 00:09:00.640<text:line-break/>Alison Day<text:line-break/>Don't skip most importantly, what was the learning?</text:p>
      <text:p text:style-name="Normal">00:09:38.360 --&gt; 00:09:44.230<text:line-break/>Alison Day<text:line-break/>K So just give it a few more minutes for answers to come in. I can see a couple of responses are beginning to appear.</text:p>
      <text:p text:style-name="Normal">00:09:48.660 --&gt; 00:10:00.510<text:line-break/>Alison Day<text:line-break/>What we'll do is, we'll gather those after the session and make them available to everybody on this call, and probably share something on the website as well in terms of what's come in, I can still see responses coming in.</text:p>
      <text:p text:style-name="Normal">00:10:06.890 --&gt; 00:10:09.340<text:line-break/>Alison Day<text:line-break/>So I'll just keep that running for a moment.</text:p>
      <text:p text:style-name="Normal">00:10:12.990 --&gt; 00:10:15.140<text:line-break/>Alison Day<text:line-break/>Could see a few. He's still typing away.</text:p>
      <text:p text:style-name="Normal">00:10:58.050 --&gt; 00:11:00.180<text:line-break/>Alison Day<text:line-break/>K Let me see some of these responses.</text:p>
      <text:p text:style-name="Normal">00:11:01.880 --&gt; 00:11:04.880<text:line-break/>Alison Day<text:line-break/>Improving skill sets reflecting writing.</text:p>
      <text:p text:style-name="Normal">00:11:05.760 --&gt; 00:11:08.200<text:line-break/>Alison Day<text:line-break/>Mindfulness course sounds fascinating.</text:p>
      <text:p text:style-name="Normal">00:11:12.450 --&gt; 00:11:14.720<text:line-break/>Alison Day<text:line-break/>And then looks around improving confidence.</text:p>
      <text:p text:style-name="Normal">00:11:17.170 --&gt; 00:11:20.100<text:line-break/>Alison Day<text:line-break/>And things are getting more staff to support KLS.</text:p>
      <text:p text:style-name="Normal">00:11:22.050 --&gt; 00:11:28.460<text:line-break/>Alison Day<text:line-break/>Important on avoiding microaggressions, civility and respect training? Some fascinating stuff coming through.</text:p>
      <text:p text:style-name="Normal">00:11:29.630 --&gt; 00:11:32.250<text:line-break/>Alison Day<text:line-break/>Thank you for the for the reference there from somebody.</text:p>
      <text:p text:style-name="Normal">00:11:34.330 --&gt; 00:11:35.450<text:line-break/>Alison Day<text:line-break/>Logic models.</text:p>
      <text:p text:style-name="Normal">00:11:36.170 --&gt; 00:11:39.350<text:line-break/>Alison Day<text:line-break/>Simple format to demonstrate impacts and outputs.</text:p>
      <text:p text:style-name="Normal">00:11:45.550 --&gt; 00:11:51.510<text:line-break/>Alison Day<text:line-break/>Learning around our role in the area of across an organization, playful principles for productive meetings. I recognize that one.</text:p>
      <text:p text:style-name="Normal">00:11:53.920 --&gt; 00:12:04.800<text:line-break/>Alison Day<text:line-break/>Say fantastic, thank you so much for taking the time to complete that. That's a really nice selection of some of the CPD that you have undertaken recently and so that's brilliant to share.</text:p>
      <text:p text:style-name="Normal">00:12:06.850 --&gt; 00:12:07.970<text:line-break/>Alison Day<text:line-break/>Thanks, Don back to you.</text:p>
      <text:p text:style-name="Normal">00:12:10.100 --&gt; 00:12:18.450<text:line-break/>Dominic Gilroy<text:line-break/>Thanks for that then. So it's Allison says will collect data and share some of that back with you. And just as just as a as interesting information.</text:p>
      <text:p text:style-name="Normal">00:12:19.350 --&gt; 00:12:30.140<text:line-break/>Dominic Gilroy<text:line-break/>So obviously we're very fortunate as a profession within knowledge and library services within healthcare, and that we do have quite a good tailored range of learning opportunities.</text:p>
      <text:p text:style-name="Normal">00:12:30.920 --&gt; 00:12:35.130<text:line-break/>Dominic Gilroy<text:line-break/>And a lot of these are funded by Health Education England in terms of RCPD offer.</text:p>
      <text:p text:style-name="Normal">00:12:36.590 --&gt; 00:12:53.800<text:line-break/>Dominic Gilroy<text:line-break/>We see our role in. HE is to identify and then cater to the needs of not the knowledge library specialist workforce into Trump and distinguishes well between what is just nice to have and what's more essential for colleagues to be able to fulfill the expectations of their roles.</text:p>
      <text:p text:style-name="Normal">00:12:54.580 --&gt; 00:12:55.050<text:line-break/>Dominic Gilroy<text:line-break/>So.</text:p>
      <text:p text:style-name="Normal">00:12:55.750 --&gt; 00:13:03.670<text:line-break/>Dominic Gilroy<text:line-break/>How do we? How do we go about doing this? Well, obviously we ask our workforce UM and listen to our network teams throughout the year.</text:p>
      <text:p text:style-name="Normal">00:13:04.970 --&gt; 00:13:20.690<text:line-break/>Dominic Gilroy<text:line-break/>And use this to pick up on common requests and key priorities. We consider what skills and knowledge are required to deliver knowledge for healthcare. Our strategy and particularly taking account of the latest developments within our professional sector.</text:p>
      <text:p text:style-name="Normal">00:13:22.170 --&gt; 00:13:50.580<text:line-break/>Dominic Gilroy<text:line-break/>Now as we start to review the trends coming out of the quality and improvement outcomes framework, self evaluations, and then I validations of those exercises will be joining on data and information and trends that are coming out of that analysis. So for example, we've already identified the colleagues are finding that things around user needs and user profiles and user journeys. Maybe one particular area for development.</text:p>
      <text:p text:style-name="Normal">00:13:52.080 --&gt; 00:14:04.640<text:line-break/>Dominic Gilroy<text:line-break/>And as you know, we also run at development needs. Survey every two years. Now what? We've just finished the 2020 ones. We've not been quick enough to get the results to share with you today, but this is looking back at the 2019.</text:p>
      <text:p text:style-name="Normal">00:14:05.300 --&gt; 00:14:07.450<text:line-break/>Dominic Gilroy<text:line-break/>Had development needs analysis that we ran.</text:p>
      <text:p text:style-name="Normal">00:14:08.410 --&gt; 00:14:22.080<text:line-break/>Dominic Gilroy<text:line-break/>And and what we've tried to do is show what you asked in terms of your requests for development for CPD give, give some examples of, you know the types of events and courses and learning opportunities that we've put on in response to that.</text:p>
      <text:p text:style-name="Normal">00:14:22.740 --&gt; 00:14:28.090<text:line-break/>Dominic Gilroy<text:line-break/>And then we've provided on this slide. There's some feedback from colleagues who attended those sessions.</text:p>
      <text:p text:style-name="Normal">00:14:28.910 --&gt; 00:14:38.140<text:line-break/>Dominic Gilroy<text:line-break/>And so if you like it's a bit like a, you said we did time per affair that that I know lots of you use within your own services.</text:p>
      <text:p text:style-name="Normal">00:14:39.080 --&gt; 00:15:09.210<text:line-break/>Dominic Gilroy<text:line-break/>So let's look at, for example, the teaching and training skills, and obviously a lot of these responses if you like, have been introduced during the pandemic, so you'll know that a lot of our offers moved from a sort of face to face offer where you'd come to a specific session in a particular area on this particular day through to sort of delivery online during that period. So for teaching and training skills, for example, we offered the train the online training session, and then we offered a presentation session on presenting with.</text:p>
      <text:p text:style-name="Normal">00:15:09.260 --&gt; 00:15:11.150<text:line-break/>Dominic Gilroy<text:line-break/>Impact how to present with impact.</text:p>
      <text:p text:style-name="Normal">00:15:12.610 --&gt; 00:15:17.000<text:line-break/>Dominic Gilroy<text:line-break/>And in response to that, one of our delegates on the cost there.</text:p>
      <text:p text:style-name="Normal">00:15:17.600 --&gt; 00:15:37.080<text:line-break/>Dominic Gilroy<text:line-break/>Uhm, said I now feel more confident about adopting face to face training, adapting sorry face to face training to online training and it was opportunity to deliver a session with other participants or to practice at to practice the skill that we'd learn it was a useful chance to receive feedback and support. So just one example there.</text:p>
      <text:p text:style-name="Normal">00:15:38.060 --&gt; 00:15:49.260<text:line-break/>Dominic Gilroy<text:line-break/>Of how we've tried to translate what you've told us in the development needs analysis into sort of specific courses, and then some of your feedback relating to that.</text:p>
      <text:p text:style-name="Normal">00:15:53.070 --&gt; 00:15:54.890<text:line-break/>Dominic Gilroy<text:line-break/>K UM</text:p>
      <text:p text:style-name="Normal">00:15:55.620 --&gt; 00:16:05.880<text:line-break/>Dominic Gilroy<text:line-break/>so during 2021. In the last years, rarely so we've delivered 65 learning and development sessions covering over 30 different topics.</text:p>
      <text:p text:style-name="Normal">00:16:06.740 --&gt; 00:16:09.290<text:line-break/>Dominic Gilroy<text:line-break/>And these range from the library Assistant study day.</text:p>
      <text:p text:style-name="Normal">00:16:09.870 --&gt; 00:16:18.480<text:line-break/>Dominic Gilroy<text:line-break/>Through to things like synthesis and summarizing sessions. Our new library cap and trade program, and of course, our leadership program.</text:p>
      <text:p text:style-name="Normal">00:16:19.270 --&gt; 00:16:32.400<text:line-break/>Dominic Gilroy<text:line-break/>And in general we do receive good feedback from the courses and we also follow up to train identify the impacts of some of the learning and development a little bit later. So we have the the annual survey that my colleague Jill Young runs.</text:p>
      <text:p text:style-name="Normal">00:16:33.190 --&gt; 00:16:55.310<text:line-break/>Dominic Gilroy<text:line-break/>And tries to pull out, you know, some of the impacts that this training and learning and development office half. Obviously we, we, we started tell our colleagues. We suggest to you guys out in the services that it's important to sort of measure impact. So we try and do the same ourselves. So this is some of the impact, uh, ideas, that's come back from the last couple of years so.</text:p>
      <text:p text:style-name="Normal">00:16:56.090 --&gt; 00:17:10.630<text:line-break/>Dominic Gilroy<text:line-break/>Colleague attending the deep web cast said there will be using some of the text tips and tricks tricks from the day and but it's also given more confidence and enhanced their interest in the area. So that's a personal impact there.</text:p>
      <text:p text:style-name="Normal">00:17:11.540 --&gt; 00:17:41.500<text:line-break/>Dominic Gilroy<text:line-break/>The Strategic Marketing Workshop and the participant felt like it explained the concept clearly and was very inspiring in sparking new things and a participant on the health literacy train. The trainer session says that it it changed the way that they deliver their training sessions and as a result of that they've had for the positive feedback from that from that course when they deliver it. So all, as you might expect, very personal impacts there because it's because it's an individual attending the CPD.</text:p>
      <text:p text:style-name="Normal">00:17:41.540 --&gt; 00:17:44.630<text:line-break/>Dominic Gilroy<text:line-break/>But you can see hopefully that some of those will go on to have.</text:p>
      <text:p text:style-name="Normal">00:17:45.540 --&gt; 00:17:47.290<text:line-break/>Dominic Gilroy<text:line-break/>Organizational impacts as well.</text:p>
      <text:p text:style-name="Normal">00:17:49.690 --&gt; 00:18:16.980<text:line-break/>Dominic Gilroy<text:line-break/>As part of our response to this ellipse recommendations from our Learning Academy accreditation exercise, we will be introducing a more systematic process for ensuring that the feedback you give us after courses is collected more consistently collected more consistently, and also shared back with our facilitators to people who deliver the course. As far as if that's somebody outside of edge, he in order to maximize any opportunities there are for cost development and improvement.</text:p>
      <text:p text:style-name="Normal">00:18:18.080 --&gt; 00:18:39.450<text:line-break/>Dominic Gilroy<text:line-break/>And obviously this is particularly the case if you leave any comments around how you think the cost might be improved. You know what's missing from it, perhaps, or something that was perhaps less useful, so we would encourage you if you attend our CPD sessions. I know it's a a few minutes to fill in the the response from, but do take the opportunity to do that because then we can. We can look to improve the sessions and the next time they run.</text:p>
      <text:p text:style-name="Normal">00:18:42.220 --&gt; 00:18:43.430<text:line-break/>Dominic Gilroy<text:line-break/>So I'm.</text:p>
      <text:p text:style-name="Normal">00:18:45.100 --&gt; 00:18:46.260<text:line-break/>Dominic Gilroy<text:line-break/>Why has?</text:p>
      <text:p text:style-name="Normal">00:18:46.860 --&gt; 00:18:49.620<text:line-break/>Dominic Gilroy<text:line-break/>The Academy been created then.</text:p>
      <text:p text:style-name="Normal">00:18:50.580 --&gt; 00:19:13.310<text:line-break/>Dominic Gilroy<text:line-break/>Well, the night for Healthcare Learning Academy provides an overarching umbrella of accreditation from our professional body cilip for all the short courses that HEE commissions or creates in house. And obviously, as we've said, this is to ensure you have the knowledge and skills required for your roles now and also to ensure that you remain up to date in the future going forward.</text:p>
      <text:p text:style-name="Normal">00:19:14.700 --&gt; 00:19:44.830<text:line-break/>Dominic Gilroy<text:line-break/>So you obviously benefit from this directly as learners and, but so do other learners as well. People who are attracted to work in healthcare libraries as well. It's an attractive feature for people considering their future career. New new graduates, etc. And also our employers benefit and slippers. The Professional Association for our specialist workforce. They ensure that the CPD we offer is relevant to members of our profession. So in other words, it's a.</text:p>
      <text:p text:style-name="Normal">00:19:45.180 --&gt; 00:19:49.080<text:line-break/>Dominic Gilroy<text:line-break/>Sort of tailored to sort of app professional skills and knowledge needs.</text:p>
      <text:p text:style-name="Normal">00:19:51.900 --&gt; 00:20:13.910<text:line-break/>Dominic Gilroy<text:line-break/>And that leads quite nicely into the PKSB, and colleagues may have heard me talk about the new PKSV when it was launched earlier in the year, but I think it's important to say a few words about the professional knowledge and skills based now because it is quite central to the process that we followed in in gaining cilip accreditation for our office.</text:p>
      <text:p text:style-name="Normal">00:20:14.800 --&gt; 00:20:44.830<text:line-break/>Dominic Gilroy<text:line-break/>So as many of you will know, the peak ASP is skillups skip it slips skills and knowledge framework for knowledge library information and data specialists. The revised version was released earlier in the year in 2021 and it includes a new emphasis on areas such as knowledge, mobilization, health literacy, and digital and data literacies, all of which you'll recognize as important elements of our knowledge for health care.</text:p>
      <text:p text:style-name="Normal">00:20:44.890 --&gt; 00:20:48.200<text:line-break/>Dominic Gilroy<text:line-break/>At learning offer in our strategy its strategic aims.</text:p>
      <text:p text:style-name="Normal">00:20:49.410 --&gt; 00:21:19.180<text:line-break/>Dominic Gilroy<text:line-break/>Now the PK SB is a member benefit. In other words, if you join, select your get access to it, but it's also the case that as an employer partner, slippers given access to A to HEE to the tool so that we're able to offer a PDF version and and and the associated healthcare sector guidance about the peak SB for all NHL knowledge and library staff in England. You can use the tool both for your own personal development.</text:p>
      <text:p text:style-name="Normal">00:21:19.240 --&gt; 00:21:36.860<text:line-break/>Dominic Gilroy<text:line-break/>I'm planning, but also if you're responsible for a particular library team, you may be a manager or leader. Particular element of the service. You can use it to work out. You know what skills and knowledge and needed in order to deliver and evolving service for your for your particular library team.</text:p>
      <text:p text:style-name="Normal">00:21:38.050 --&gt; 00:21:49.200<text:line-break/>Dominic Gilroy<text:line-break/>If you don't already have access to the PKS, be do get in touch because we can give you the link through to the tool after this session and we'll give you our contact details at the end of the presentation.</text:p>
      <text:p text:style-name="Normal">00:21:50.800 --&gt; 00:22:04.870<text:line-break/>Dominic Gilroy<text:line-break/>So as we shall see, the PKSV is an essential element of Phillips accreditation process and in the future will be highlighting which PKS be areas are covered by each of the learning offers that we offer out. There isn't CPD opportunities.</text:p>
      <text:p text:style-name="Normal">00:22:09.710 --&gt; 00:22:24.510<text:line-break/>Dominic Gilroy<text:line-break/>We thought you some of you may be interested in the process, which H. He went through in order to seek Cilip accreditation for our short courses that we offer out to you. So we took a sample of 25 are short courses.</text:p>
      <text:p text:style-name="Normal">00:22:25.370 --&gt; 00:22:36.880<text:line-break/>Dominic Gilroy<text:line-break/>And we shared with select the outlines of the content of these courses. They're learning outcomes. What they were trained to achieve, and supporting information relating to these 25 events.</text:p>
      <text:p text:style-name="Normal">00:22:37.880 --&gt; 00:22:48.280<text:line-break/>Dominic Gilroy<text:line-break/>We then mapped those courses to Phillips new revised PKSV and the thinking behind that was to demonstrate the relevance to the fields of knowledge and library services.</text:p>
      <text:p text:style-name="Normal">00:22:49.790 --&gt; 00:23:08.520<text:line-break/>Dominic Gilroy<text:line-break/>We showed the processes that we have in place for collecting information about the development needs of staff. So our DNA survey survey and other interventions. And we also provided examples of the kind of feedback we receive about events and the process about what we then do with that to try and improve.</text:p>
      <text:p text:style-name="Normal">00:23:09.370 --&gt; 00:23:25.550<text:line-break/>Dominic Gilroy<text:line-break/>We also provided details of the credentials or experience and expertise of the trainers that we use. The course facilitators who we actually commissioned to provide our learning opportunities as they say, particularly if those people are not members of our HITCHY team.</text:p>
      <text:p text:style-name="Normal">00:23:26.970 --&gt; 00:23:37.300<text:line-break/>Dominic Gilroy<text:line-break/>These details are then reviewed by so it's independent assessor in. In our case it this was Doctor Carolyn Rankin whose kindly given us a little quote there on the slide.</text:p>
      <text:p text:style-name="Normal">00:23:38.180 --&gt; 00:24:08.350<text:line-break/>Dominic Gilroy<text:line-break/>And Caroline then went on to interview some of our costs, facilitators and members of our HE team as part of the process to to give it a little bit of rigor in and to really follow that up and get to the detail of what we offer and workplace pleased to say that the end of the process, our team health education England then heard that our application had been successful and we'd gain the accreditation and we did have some a number of positive comments through from Philip, including some recommendations for further development.</text:p>
      <text:p text:style-name="Normal">00:24:08.400 --&gt; 00:24:17.230<text:line-break/>Dominic Gilroy<text:line-break/>About Learning Academy and the office would provide and will be pursuing these over the coming months to sort of see how we can improve in terms of our offer.</text:p>
      <text:p text:style-name="Normal">00:24:18.540 --&gt; 00:24:41.690<text:line-break/>Dominic Gilroy<text:line-break/>So you can say we've had comments such as the woman from Carolyn here on the slide. She says the HE knowledge for healthcare learning Academy, short courses offered. Participants are high quality experience delivered by experts in the subject content and by experts in methodology. So obviously, UM, her analysis. So review of our facilitators cost facilitators.</text:p>
      <text:p text:style-name="Normal">00:24:42.500 --&gt; 00:24:45.800<text:line-break/>Dominic Gilroy<text:line-break/>That my Mac select expectations in that regard.</text:p>
      <text:p text:style-name="Normal">00:24:54.910 --&gt; 00:24:56.440<text:line-break/>Dominic Gilroy<text:line-break/>So so OK.</text:p>
      <text:p text:style-name="Normal">00:24:55.390 --&gt; 00:24:56.010<text:line-break/>Alison Day<text:line-break/>Thank you John.</text:p>
      <text:p text:style-name="Normal">00:24:57.690 --&gt; 00:25:21.780<text:line-break/>Alison Day<text:line-break/>So Umm, the last 12 months and make me really sort of anxious and cautious to predict the future. But we we really expect that by 2026 the accredited learning within the knowledge for Healthcare Learning Academy will be well known and respected by employers and the silver accreditation will offer a stamp of quality on the learning that you received and it will be well established and well regarded.</text:p>
      <text:p text:style-name="Normal">00:25:22.690 --&gt; 00:25:27.540<text:line-break/>Alison Day<text:line-break/>The wide range of short courses, e-learning and other opportunities.</text:p>
      <text:p text:style-name="Normal">00:25:29.990 --&gt; 00:25:41.980<text:line-break/>Alison Day<text:line-break/>For learning will be brought together a line to the Cilip professional knowledge and skills based as Dom explained and formed into programs of study, ensuring a clear pathway for development. Whatever your role.</text:p>
      <text:p text:style-name="Normal">00:25:43.040 --&gt; 00:25:47.600<text:line-break/>Alison Day<text:line-break/>The Learning Academy will become the go to place to gather new knowledge.</text:p>
      <text:p text:style-name="Normal">00:25:48.270 --&gt; 00:25:48.740<text:line-break/>Alison Day<text:line-break/>And.</text:p>
      <text:p text:style-name="Normal">00:25:50.110 --&gt; 00:25:50.470<text:line-break/>Alison Day<text:line-break/>Sorry.</text:p>
      <text:p text:style-name="Normal">00:25:51.880 --&gt; 00:25:56.030<text:line-break/>Alison Day<text:line-break/>Jumped ahead and I didn't mean to bother with a place to gather new knowledge.</text:p>
      <text:p text:style-name="Normal">00:25:56.420 --&gt; 00:25:56.870<text:line-break/>Alison Day<text:line-break/>Uhm?</text:p>
      <text:p text:style-name="Normal">00:26:00.470 --&gt; 00:26:01.410<text:line-break/>Alison Day<text:line-break/>And, UM.</text:p>
      <text:p text:style-name="Normal">00:26:02.250 --&gt; 00:26:14.960<text:line-break/>Alison Day<text:line-break/>I'm really sorry, can't help you to think about incorporating the latest developments and and make sure it got skills around the latest developments that you need so that you feel confident and capable in applying the the latest technological developments in your work.</text:p>
      <text:p text:style-name="Normal">00:26:16.150 --&gt; 00:26:45.210<text:line-break/>Alison Day<text:line-break/>By 2026, we will establish the NHS Learning Academy as a Center for Excellence to develop skills and knowledge to use evidence and mobilized knowledge that required to underpin service change and improve health care outcomes for librarians for you, for our workforce knowledge specialists but also for the wider NHS workforce who also need to upskill in these areas. So that's the sort of plan if you like going forward, we'll talk a little bit more about that now.</text:p>
      <text:p text:style-name="Normal">00:26:48.320 --&gt; 00:26:52.830<text:line-break/>Alison Day<text:line-break/>So what are the short, medium and long term plans for the Learning Academy?</text:p>
      <text:p text:style-name="Normal">00:26:54.410 --&gt; 00:26:57.730<text:line-break/>Alison Day<text:line-break/>So we got plans for a range of future developments.</text:p>
      <text:p text:style-name="Normal">00:26:59.660 --&gt; 00:27:09.890<text:line-break/>Alison Day<text:line-break/>These include extending the learning zone which is on the website then. So if you haven't had a chance to go and look at that list, recommend that you do. There are. There are new things being added to that with the time.</text:p>
      <text:p text:style-name="Normal">00:27:10.500 --&gt; 00:27:29.770<text:line-break/>Alison Day<text:line-break/>And we hope to be introducing an online booking system for our courses. They should make it much easier for you to book on courses to see what courses are coming up and what other training and development opportunities might be available. And we aim to have that available in the new financial year. So from April may time that should be available for you to access.</text:p>
      <text:p text:style-name="Normal">00:27:31.580 --&gt; 00:27:44.070<text:line-break/>Alison Day<text:line-break/>Highlight next year will also be the start of the next cohort of our leadership development program, and I'm pleased to say that that was really it's fully subscribed and people are geared up ready to start that in the new year.</text:p>
      <text:p text:style-name="Normal">00:27:45.280 --&gt; 00:27:58.870<text:line-break/>Alison Day<text:line-break/>At medium term will be creating more content based on the analysis of the workforce development needs survey, which Don mentioned right at the beginning. So we'll be looking at that and thinking what other needs water people asking for what where are gaps? What can we put on?</text:p>
      <text:p text:style-name="Normal">00:27:59.720 --&gt; 00:28:20.250<text:line-break/>Alison Day<text:line-break/>And will also be finalizing a suite of critical appraisal, e-learning modules and building building permit. Good start that we have been providing development opportunities in the areas of coding, programming, digital and data skills that some of you have already taken part with on the in the library carpentry courses that have been running through this year.</text:p>
      <text:p text:style-name="Normal">00:28:22.400 --&gt; 00:28:39.430<text:line-break/>Alison Day<text:line-break/>Uh, in the longer term will do further promotion and some of the development offers already available, such as the knowledge mobilization framework, the literature searching, and the health literacy e-learning modules. So we've already got those three sort of areas of e-learning available for you to access.</text:p>
      <text:p text:style-name="Normal">00:28:40.160 --&gt; 00:28:49.330<text:line-break/>Alison Day<text:line-break/>Ummm, but we'll device further content associated with broadening out of range of skills and knowledge in other areas, such as data science and possibly AI.</text:p>
      <text:p text:style-name="Normal">00:28:50.290 --&gt; 00:29:04.340<text:line-break/>Alison Day<text:line-break/>The aim is to just as as I mentioned earlier, is to really establish the Learning Academy as the goatee place to acquire skills and knowledge that the workforce need to use evidence and mobilized knowledge effectively for service, improvement and service change.</text:p>
      <text:p text:style-name="Normal">00:29:09.590 --&gt; 00:29:36.530<text:line-break/>Alison Day<text:line-break/>So we thought we'd have a little pools there and maybe go back to another slide. Oh link, 'cause we've told you quite a lot about how the Learning Academy has been developed about what it what it will mean, what it will look like, where you'll be able to find information about it, which will be on the website we thought would be interesting to do another slide open. Just having a little think about what else would you want to see. Obviously we're going to draw on some of the results in the in the survey, but it seems a great opportunity we've got.</text:p>
      <text:p text:style-name="Normal">00:29:37.130 --&gt; 00:29:38.560<text:line-break/>Alison Day<text:line-break/>Many of you on the call today.</text:p>
      <text:p text:style-name="Normal">00:29:39.270 --&gt; 00:29:53.190<text:line-break/>Alison Day<text:line-break/>Put your prime sort of areas for for development. At the moment one of the areas that you or your team think would be really helpful to have short courses or longer courses or learning offers available for.</text:p>
      <text:p text:style-name="Normal">00:29:55.510 --&gt; 00:30:10.300<text:line-break/>Alison Day<text:line-break/>So again, if you go to slidethough.com and enter the code, this time 357014 pop in your answer and then as you type in your answers, you'll be able to see other peoples responses as well. Give you a few minutes just to to do that.</text:p>
      <text:p text:style-name="Normal">00:30:31.620 --&gt; 00:30:39.130<text:line-break/>Alison Day<text:line-break/>K So I can see results coming in thick and fast. If you've got more than one development needs to be, feel free, but as many as you want to.</text:p>
      <text:p text:style-name="Normal">00:30:40.200 --&gt; 00:30:45.220<text:line-break/>Alison Day<text:line-break/>I've got things like I can see things on website development marketing.</text:p>
      <text:p text:style-name="Normal">00:30:46.340 --&gt; 00:30:50.890<text:line-break/>Alison Day<text:line-break/>Group based information for new starters. Synthesizing evidence.</text:p>
      <text:p text:style-name="Normal">00:30:52.240 --&gt; 00:30:53.520<text:line-break/>Alison Day<text:line-break/>Project management.</text:p>
      <text:p text:style-name="Normal">00:30:55.780 --&gt; 00:30:58.530<text:line-break/>Alison Day<text:line-break/>More train the trainer courses for health literacy.</text:p>
      <text:p text:style-name="Normal">00:31:03.080 --&gt; 00:31:03.810<text:line-break/>Alison Day<text:line-break/>Coding.</text:p>
      <text:p text:style-name="Normal">00:31:04.550 --&gt; 00:31:08.480<text:line-break/>Alison Day<text:line-break/>Web development, digital resources, mentoring and self confidence.</text:p>
      <text:p text:style-name="Normal">00:31:09.440 --&gt; 00:31:11.130<text:line-break/>Alison Day<text:line-break/>Communities of practice.</text:p>
      <text:p text:style-name="Normal">00:31:12.480 --&gt; 00:31:13.730<text:line-break/>Alison Day<text:line-break/>Succession planning.</text:p>
      <text:p text:style-name="Normal">00:31:15.120 --&gt; 00:31:17.380<text:line-break/>Alison Day<text:line-break/>Hi, to analyze data more effectively.</text:p>
      <text:p text:style-name="Normal">00:31:21.040 --&gt; 00:31:32.750<text:line-break/>Alison Day<text:line-break/>See, there's a question now, but maybe probably questioning the chat might be useful and then we we won't. We won't lose that. I'll try and remember that question and pick it up as well, which is about whether the Academy be supported by coaches and action learning sets.</text:p>
      <text:p text:style-name="Normal">00:31:34.150 --&gt; 00:31:35.730<text:line-break/>Alison Day<text:line-break/>Simple project management.</text:p>
      <text:p text:style-name="Normal">00:31:36.710 --&gt; 00:31:39.610<text:line-break/>Alison Day<text:line-break/>Support for literature searching for new knowledge specialists.</text:p>
      <text:p text:style-name="Normal">00:31:41.980 --&gt; 00:31:43.040<text:line-break/>Alison Day<text:line-break/>Social media.</text:p>
      <text:p text:style-name="Normal">00:31:44.850 --&gt; 00:31:46.370<text:line-break/>Alison Day<text:line-break/>More likely carpentry.</text:p>
      <text:p text:style-name="Normal">00:31:50.000 --&gt; 00:31:52.260<text:line-break/>Alison Day<text:line-break/>Project management and writing business cases.</text:p>
      <text:p text:style-name="Normal">00:31:55.750 --&gt; 00:31:59.290<text:line-break/>Alison Day<text:line-break/>Web user experience developing. Man it into management.</text:p>
      <text:p text:style-name="Normal">00:32:01.360 --&gt; 00:32:07.090<text:line-break/>Alison Day<text:line-break/>See 43 responses. Still see a few people look so they're typing away. Few more coming in.</text:p>
      <text:p text:style-name="Normal">00:32:10.050 --&gt; 00:32:24.380<text:line-break/>Alison Day<text:line-break/>Will leave this poll open for the rest of the day, so if there are other things that occur to you or if you go back and speak to your team's colleagues and they would like to contribute some thoughts, by all means ask them to add their thoughts into this poll as well.</text:p>
      <text:p text:style-name="Normal">00:32:25.140 --&gt; 00:32:38.420<text:line-break/>Alison Day<text:line-break/>Be interested to hear what you're thinking and whether that sort of aligns with what comes through in the survey and parcel of plans. Really, in terms of what we think might be needed in terms of courses and development opportunities as well.</text:p>
      <text:p text:style-name="Normal">00:32:47.960 --&gt; 00:33:15.360<text:line-break/>Alison Day<text:line-break/>So the next steps that you might want to consider following this session today. This is really just, uh, and information giving session just to tell you a little bit about the Learning Academy, but we're keen to come that you actually go off and and and are able to do something with the information that we've presented to you. So sort of things you might want to do is take a look at the website, find out more, perhaps about the Academy. See some sample of some course outline. So we've got, uh.</text:p>
      <text:p text:style-name="Normal">00:33:15.410 --&gt; 00:33:25.580<text:line-break/>Alison Day<text:line-break/>A variety, just we haven't got all 25 there, but there are a couple there so you can have a look at the the course outlines. Look at the learning objectives, look at how they map to the PK SB.</text:p>
      <text:p text:style-name="Normal">00:33:26.940 --&gt; 00:33:29.700<text:line-break/>Alison Day<text:line-break/>And you might want to visit the learning zone while you're there.</text:p>
      <text:p text:style-name="Normal">00:33:31.140 --&gt; 00:33:56.800<text:line-break/>Alison Day<text:line-break/>I'm if you haven't done so already, really encourage you to take a look at the professional knowledge and skills base and use this to and particularly actually use the health guidance because the health guidance is really helpful 'cause it sets the peak SB in a how setting and use that to really help to identify your own personal development opportunities. But as Tom said, perhaps on so you could do that as a team exercise as well so you can think about what you might need as a team going forward.</text:p>
      <text:p text:style-name="Normal">00:33:58.150 --&gt; 00:34:06.030<text:line-break/>Alison Day<text:line-break/>I'm space, one of the key things is if you attend one of elearning development opportunity presented by the Learning Academy.</text:p>
      <text:p text:style-name="Normal">00:34:06.640 --&gt; 00:34:12.780<text:line-break/>Alison Day<text:line-break/>Do you always plan to set time aside as part of that learning to actually complete the evaluation?</text:p>
      <text:p text:style-name="Normal">00:34:13.470 --&gt; 00:34:42.020<text:line-break/>Alison Day<text:line-break/>And so we've got colleagues on the call. Who are, you know, do great work for us, and correlating the evaluation and bringing that evaluation together. But that's so depends on new actually giving us that reflections your reflections like really good feedback and it really helps us to continually improve our offer. We take all bits of feedback seriously, so you know, really, encourage you if you. If you got time to attend the course or to attend the development session, take time to complete the evaluation as well. Be prepared for that coming through.</text:p>
      <text:p text:style-name="Normal">00:34:43.430 --&gt; 00:35:13.510<text:line-break/>Alison Day<text:line-break/>And don't forget to update your CV, your social media profiles and mentioning your annual appraisals with your employer. When you've undertaken any of your short courses from the Academy, it is a fantastic opportunity having this array of training and development opportunities provided for you and and it's it's worth shouting about. It's worth letting people know and now it's got stuff accreditation. It's great to say you're actually undertaking accredited learning and sort of equally you know if you're a bit like me and you forget sometimes to update your own personal.</text:p>
      <text:p text:style-name="Normal">00:35:13.560 --&gt; 00:35:23.250<text:line-break/>Alison Day<text:line-break/>Look at any training and development you've done. I tend to team I periodically try and get a habit of doing that in a very routine way so you can regularly reflect on what you're learning.</text:p>
      <text:p text:style-name="Normal">00:35:24.370 --&gt; 00:35:45.960<text:line-break/>Alison Day<text:line-break/>And don't forget that that can contribute as well to any professional registration with Philip. So if you're thinking about doing certification or chartership or fellowship or revalidation, something like the courses that you're undertaking on the Learning Academy can all contribute towards that development and learning ties in neatly with the peak SB ties in neatly with professional registration.</text:p>
      <text:p text:style-name="Normal">00:35:48.080 --&gt; 00:35:48.840<text:line-break/>Alison Day<text:line-break/>So Umm.</text:p>
      <text:p text:style-name="Normal">00:35:49.510 --&gt; 00:35:54.480<text:line-break/>Alison Day<text:line-break/>Let's get him back to Dom. I think at this stage. So thank you, Don.</text:p>
      <text:p text:style-name="Normal">00:35:55.850 --&gt; 00:35:57.040<text:line-break/>Dominic Gilroy<text:line-break/>Yeah, thanks Allison.</text:p>
      <text:p text:style-name="Normal">00:35:56.880 --&gt; 00:35:57.270<text:line-break/>Alison Day<text:line-break/>Allison.</text:p>
      <text:p text:style-name="Normal">00:35:58.800 --&gt; 00:36:09.630<text:line-break/>Dominic Gilroy<text:line-break/>So we interviewed sue about her thoughts for the future of the Learning Academy up, and so we're going to share this clip with you now.</text:p>
      <text:p text:style-name="Normal">00:36:10.530 --&gt; 00:36:20.330<text:line-break/>Dominic Gilroy<text:line-break/>We also intend to make this clip available as a resource for you on the website in the future, so it's not just for today, but we hope you'll find this interesting.</text:p>
      <text:p text:style-name="Normal">00:36:11.250 --&gt; 00:36:11.740<text:line-break/>Alison Day<text:line-break/>Content.</text:p>
      <text:p text:style-name="Normal">00:36:14.650 --&gt; 00:36:15.260<text:line-break/>Alison Day<text:line-break/>Website.</text:p>
      <text:p text:style-name="Normal">00:36:22.760 --&gt; 00:36:27.110<text:line-break/>Alison Day<text:line-break/>So let me know with a thumbs up if he can hear it, 'cause it had some same difficulties earlier today.</text:p>
      <text:p text:style-name="Normal">00:36:28.910 --&gt; 00:36:36.790<text:line-break/>Alison Day<text:line-break/>So so can you tell me uhm, can you summarize how things will be different it on the ground for health services going forward?</text:p>
      <text:p text:style-name="Normal">00:36:38.330 --&gt; 00:36:44.200<text:line-break/>Alison Day<text:line-break/>Yes, I think so. Let's take a really practical example like an integrated care system so.</text:p>
      <text:p text:style-name="Normal">00:36:44.420 --&gt; 00:37:00.700<text:line-break/>Alison Day<text:line-break/>Uhm, as an organization, perhaps using the new online self assessment tool, looking at the kind of knowledge services it needs, the expertise, the staff, whether it's got the leadership in place, whether it's got access to resources and then from that.</text:p>
      <text:p text:style-name="Normal">00:37:01.250 --&gt; 00:37:01.870<text:line-break/>Alison Day<text:line-break/>Uhm?</text:p>
      <text:p text:style-name="Normal">00:37:03.490 --&gt; 00:37:20.140<text:line-break/>Alison Day<text:line-break/>The new knowledge manager, the lead Knowledge Service manager looking to use the professional knowledge and skills based to map the kinds of skills that they feel they'd like to strengthen to be really successful in working with that ICS.</text:p>
      <text:p text:style-name="Normal">00:37:21.430 --&gt; 00:37:44.360<text:line-break/>Alison Day<text:line-break/>Mapping that against the courses on offer and they are mapped against the PKSV so you can see it's all starting to join our self assessment by an organization by the individual and then an offer that is mapped against those skill sets. So that's a really good way of making this a practical offer into the ground which has never existed before.</text:p>
      <text:p text:style-name="Normal">00:37:45.260 --&gt; 00:37:49.020<text:line-break/>Alison Day<text:line-break/>Uh, and at the same time you might then see going forward.</text:p>
      <text:p text:style-name="Normal">00:37:49.770 --&gt; 00:38:20.310<text:line-break/>Alison Day<text:line-break/>A clinical lead looking at what they need to do to drive change in the implementation of a new clinical pathway, and they may be coming in and picking up on some of those skills and the knowledge mobilization framework skills, for instance, so that within five years I'd really like to see that the Learning Academy is making a positive contribution on the ground, not only to NHS knowledge and library teams, and that's really important that we get that right, but also definitions.</text:p>
      <text:p text:style-name="Normal">00:38:20.550 --&gt; 00:38:25.270<text:line-break/>Alison Day<text:line-break/>Statements trainees, and therefore ultimately on patient care.</text:p>
      <text:p text:style-name="Normal">00:38:25.320 --&gt; 00:38:25.540<text:line-break/>Alison Day<text:line-break/>Yeah.</text:p>
      <text:p text:style-name="Normal">00:38:26.540 --&gt; 00:38:49.800<text:line-break/>Alison Day<text:line-break/>And at the same time we will have been doing that work around the talent pipeline with supply line from looking at new ways and new entry points. So apprenticeship some new ways forward, new qualifications for knowledge specialists. Bringing that all together under the new NHS. Noise for Healthcare learning Academy.</text:p>
      <text:p text:style-name="Normal">00:39:06.940 --&gt; 00:39:15.790<text:line-break/>Alison Day<text:line-break/>OK, so that's great to hear from Sue, and I think probably what we can do now is just take any questions. So I'll just, uh.</text:p>
      <text:p text:style-name="Normal">00:39:16.620 --&gt; 00:39:19.520<text:line-break/>Alison Day<text:line-break/>To bring that slide back up just so we've got to them.</text:p>
      <text:p text:style-name="Normal">00:39:20.570 --&gt; 00:39:39.470<text:line-break/>Alison Day<text:line-break/>We know where we're sticking. We're looking at and we've got a whole range of questions in the chat Domi I've noticed. So if I feed some of these through to you, and perhaps I think still on the call as well, I can see Suzanne Somers. We've as we've gone through just scrolling back to the the top of my list. So as as we go so.</text:p>
      <text:p text:style-name="Normal">00:39:29.770 --&gt; 00:39:30.350<text:line-break/>Dominic Gilroy<text:line-break/>Sure.</text:p>
      <text:p text:style-name="Normal">00:39:33.980 --&gt; 00:39:35.510<text:line-break/>Dominic Gilroy<text:line-break/>Yeah, yeah, sure.</text:p>
      <text:p text:style-name="Normal">00:39:41.000 --&gt; 00:39:57.220<text:line-break/>Alison Day<text:line-break/>So I think the clip first questions from from Lindsey. If you weren't able to use chat as well, please do proper hand up and we'll we'll come to you in turn. So Lindsay asks, is it possible to get automated notifications from the learning zone of new content rather than having to manually check on a regular basis?</text:p>
      <text:p text:style-name="Normal">00:39:58.450 --&gt; 00:40:28.180<text:line-break/>Dominic Gilroy<text:line-break/>Hi Linda and I know that seems a popular one 'cause we've got 7 thumbs up there. So so for anyone else it's lost about that one. Yeah, I'm not. I'm not sure we can do that directly from the learning zone web page, but there will be other ways to create alerts. We could perhaps put term alerts into our regular bulletins to let you know that there's new content on the learning zone and and in detail of what that is to prompt you to go and have a look. So yeah, I'm sure we could do something to to sort of to create an alert on that one.</text:p>
      <text:p text:style-name="Normal">00:40:28.390 --&gt; 00:40:30.150<text:line-break/>Dominic Gilroy<text:line-break/>Thanks for the suggestion, Lindsey.</text:p>
      <text:p text:style-name="Normal">00:40:31.580 --&gt; 00:40:43.760<text:line-break/>Alison Day<text:line-break/>Lovely thanks Don. And then we've got a question from Helen Helen Watts at Avon and Wiltshire. Mental Health Partnership NHS Trust. Does this include training and development for paraprofessionals as well?</text:p>
      <text:p text:style-name="Normal">00:40:45.020 --&gt; 00:41:14.700<text:line-break/>Dominic Gilroy<text:line-break/>Yeah, absolutely. So the Learning Academy is aimed at the whole knowledge and library specialist workforce and went and and when I say library knowledge specialists, I mean anybody that works in the team because you think about what I always say is think about the library assistant on the front desk doing their work. They were librarian knowledge specialist just as much as the professionals as well. Rarely aren't they could compared to other people in the trust. There are specialist in their field of work.</text:p>
      <text:p text:style-name="Normal">00:41:14.940 --&gt; 00:41:16.350<text:line-break/>Dominic Gilroy<text:line-break/>Absolutely. It's for everybody, yeah.</text:p>
      <text:p text:style-name="Normal">00:41:17.880 --&gt; 00:41:38.350<text:line-break/>Alison Day<text:line-break/>Super thanks Don and then a question from from Lisa and and I've. I've notice I don't have to see it still on the course it's. You may want to answer this or you made on and so at least this question. Are you planning for wider workforce to get their information training from the Learning Academy rather than staff in their local libraries? Is that the long term objective?</text:p>
      <text:p text:style-name="Normal">00:41:40.040 --&gt; 00:41:43.560<text:line-break/>Alison Day<text:line-break/>So did you want to respond? He responded in chat, I think good.</text:p>
      <text:p text:style-name="Normal">00:41:40.060 --&gt; 00:41:41.090<text:line-break/>Sue Lacey-Bryant<text:line-break/>I've just answered.</text:p>
      <text:p text:style-name="Normal">00:41:40.360 --&gt; 00:41:40.700<text:line-break/>Dominic Gilroy<text:line-break/>2nd.</text:p>
      <text:p text:style-name="Normal">00:41:42.070 --&gt; 00:41:42.370<text:line-break/>Sue Lacey-Bryant<text:line-break/>Any?</text:p>
      <text:p text:style-name="Normal">00:41:43.670 --&gt; 00:42:08.980<text:line-break/>Sue Lacey-Bryant<text:line-break/>But but I will say, yeah, surely this is about complementing it and there's an enormous amount to do. We've got 1.21 point, 4,000,000 workforce and many of them are leading very very complex change. So this is entirely intended to compliment and sign post and signal to the excellent work going on the ground, which for all our combined efforts on this call are still a surprise to some people in the workforce.</text:p>
      <text:p text:style-name="Normal">00:42:09.440 --&gt; 00:42:39.340<text:line-break/>Sue Lacey-Bryant<text:line-break/>Uhm, astonishingly, given given the tremendous work that you've all done around the hasher million decisions campaign and impact, it never ceases to surprise me. But but nevertheless, so some of these senior leads it remains a surprise, and the skills involved are unbelievably complex. You know, when you're talking to people about how you really mobilized computable knowledge, how are we really going to get this stuff moving through from, you? Know, a PDF of nice guidance.</text:p>
      <text:p text:style-name="Normal">00:42:39.390 --&gt; 00:42:51.760<text:line-break/>Sue Lacey-Bryant<text:line-break/>Recommendations so that it squirts into every sort of e-learning system that we've got and out through your internets and all the rest? I mean, there is. There is a fair old amount to think about so.</text:p>
      <text:p text:style-name="Normal">00:42:52.120 --&gt; 00:43:22.230<text:line-break/>Sue Lacey-Bryant<text:line-break/>Uh, you know this is going to be about bringing together working with partners, bringing together partners at national level, but bringing in your expertise and the work you're already running to to help us develop CPD. So it's the works got to be shaped, but we've done some market research saying how much that would be valued. And I think the kinds of things have just been saying on that tape because I wasn't expecting to still be able to be here. But fortunately a meeting was cancelled, postponed, so you know it will connect in it.</text:p>
      <text:p text:style-name="Normal">00:43:22.290 --&gt; 00:43:25.350<text:line-break/>Sue Lacey-Bryant<text:line-break/>Every point, but that's that's the aim. Does that help, Allison?</text:p>
      <text:p text:style-name="Normal">00:43:26.160 --&gt; 00:43:27.800<text:line-break/>Alison Day<text:line-break/>I think say thank you Sir yeah.</text:p>
      <text:p text:style-name="Normal">00:43:27.300 --&gt; 00:43:27.530<text:line-break/>Sue Lacey-Bryant<text:line-break/>So.</text:p>
      <text:p text:style-name="Normal">00:43:30.110 --&gt; 00:43:37.190<text:line-break/>Alison Day<text:line-break/>I hope that answers your question and Lisa, but Dave, Dave, ask again or come back to us if you need further information on that or anyone else on the call.</text:p>
      <text:p text:style-name="Normal">00:43:38.320 --&gt; 00:43:53.400<text:line-break/>Alison Day<text:line-break/>And so another popular when I know you've answered this in the chat, but again, Don, you might just want to say a bit more so for Morag and having a portfolio of certificates and a record of learning attended, which we can download for ourselves and our teams would be great, and it's a very popular question.</text:p>
      <text:p text:style-name="Normal">00:43:54.400 --&gt; 00:44:24.250<text:line-break/>Dominic Gilroy<text:line-break/>Yeah, absolutely. And then the new booking system that we have started to look at and and build our skills in terms of using this system has a feature in it where as a as an individual attending classes you will be able to log in and and and they do exactly that. Download UM certificates for any events that you've included. It ended and come and see and see you record of learning exactly as you describe. What it won't be able to do is do that.</text:p>
      <text:p text:style-name="Normal">00:44:24.300 --&gt; 00:44:35.290<text:line-break/>Dominic Gilroy<text:line-break/>Bacley so it won't have this stuff you've attended in the past, but going forward you'll be able to use them. Use that as a as a source of information about. Yeah, you're learning and CPD. Yeah, that's right.</text:p>
      <text:p text:style-name="Normal">00:44:36.220 --&gt; 00:44:47.050<text:line-break/>Alison Day<text:line-break/>Say thanks Don. That's helpful and and a question from Sarah. Can you put links to the health PKSV somewhere more accessible on the HP? Like this website please?</text:p>
      <text:p text:style-name="Normal">00:44:44.900 --&gt; 00:44:45.450<text:line-break/>Dominic Gilroy<text:line-break/>Yeah, yeah.</text:p>
      <text:p text:style-name="Normal">00:44:48.010 --&gt; 00:45:18.120<text:line-break/>Dominic Gilroy<text:line-break/>Yeah, I know this is causing some difficulties for people, and I apologize for that. Unfortunately, the the the issue we have with this is that obviously the the peak ASP is still its intellectual property and UM were quite lucky in a way that as health knowledge in library specialists, we've been given particular permission to share this document with with House librarians Health health library staff. But unfortunately we can't share it beyond your group and because the website itself isn't.</text:p>
      <text:p text:style-name="Normal">00:45:18.300 --&gt; 00:45:49.350<text:line-break/>Dominic Gilroy<text:line-break/>Uh, protected in any way. It's open to everybody, and it's for that reason that we've not been able to put him on our open website. Our old website. If you remember, you had to log into it and that's why we were able to put it on that on that system. So hopefully I. I guess we could make it clearer on the website how you get the links we can. We can include the, UM, the contact details on there, make sure they're clear, uh, but we cap what the actual links to it on their website just for for that reason, so we'll look at how to make getting access a little bit easier.</text:p>
      <text:p text:style-name="Normal">00:45:49.420 --&gt; 00:45:51.920<text:line-break/>Dominic Gilroy<text:line-break/>And then make sure you've got the contacts on on that site.</text:p>
      <text:p text:style-name="Normal">00:45:54.010 --&gt; 00:45:54.650<text:line-break/>Alison Day<text:line-break/>Thanks, Don.</text:p>
      <text:p text:style-name="Normal">00:45:55.380 --&gt; 00:45:58.400<text:line-break/>Alison Day<text:line-break/>Quite like this, you've got all the hard work. I'm just reading the questions, it's great.</text:p>
      <text:p text:style-name="Normal">00:45:59.880 --&gt; 00:46:06.340<text:line-break/>Alison Day<text:line-break/>So Frances also, how does the Learning Academy support or work alongside e-learning for health care?</text:p>
      <text:p text:style-name="Normal">00:46:07.920 --&gt; 00:46:09.550<text:line-break/>Dominic Gilroy<text:line-break/>OK, so uhm.</text:p>
      <text:p text:style-name="Normal">00:46:10.540 --&gt; 00:46:40.650<text:line-break/>Dominic Gilroy<text:line-break/>We we've had a few interactions with the learning for health care over the last couple of years, and indeed going forward. So obviously the ideal is really that any learning we provide in terms of knowledge and library services or or RHEE team are the Learning Academy. Uhm would be provided through e-learning for health carers ticada standard body, rarely for very learning within an healthcare within healthcare, in in England and so you'll be aware that some of our e-learning</text:p>
      <text:p text:style-name="Normal">00:46:40.710 --&gt; 00:46:42.950<text:line-break/>Dominic Gilroy<text:line-break/>the the step program.</text:p>
      <text:p text:style-name="Normal">00:46:43.710 --&gt; 00:47:13.980<text:line-break/>Dominic Gilroy<text:line-break/>He's on there already and I believe some knowledge management training is on there. We are currently working on some critical appraisal e-learning and that's actually being done alongside the learning for health care team. So we've got our subject matter experts who are actually members of the knowledge and library services community. Working with the technical expertise. If you like of e-learning for health care to to sort of develop that in partnership, so very much so, particularly any e-learning, anything delivered.</text:p>
      <text:p text:style-name="Normal">00:47:14.180 --&gt; 00:47:26.510<text:line-break/>Dominic Gilroy<text:line-break/>Electronically through through e-learning will be done in partnership with the Learning Academy. Going forward to make sure that we're all lined up and that you can access them. Access the lightning through your standard routes.</text:p>
      <text:p text:style-name="Normal">00:47:27.900 --&gt; 00:47:29.330<text:line-break/>Dominic Gilroy<text:line-break/>So I hope that answers that one friend.</text:p>
      <text:p text:style-name="Normal">00:47:30.970 --&gt; 00:47:36.310<text:line-break/>Alison Day<text:line-break/>Hate that get height. That's the answer you were hoping for. Francis could give some some context there.</text:p>
      <text:p text:style-name="Normal">00:47:36.950 --&gt; 00:47:47.600<text:line-break/>Alison Day<text:line-break/>And so another question from Lisa and will the accreditation mean points that will go towards professional undergrad and postgraduate degrees? Or is it just chartership with Philip?</text:p>
      <text:p text:style-name="Normal">00:47:49.000 --&gt; 00:48:18.930<text:line-break/>Dominic Gilroy<text:line-break/>Well, at the current time it's it's for your own particular benefit if you like rather than getting getting any points and the the points towards undergraduate degrees may well be something that that is, you know, investigated in the future, but at the current time it's it sends it just for your own professional development, not even necessarily chat ship our or may I say fellowship with Philip and our certification with select, but definitely you can use the CPD that you you undertakers.</text:p>
      <text:p text:style-name="Normal">00:48:19.000 --&gt; 00:48:22.740<text:line-break/>Dominic Gilroy<text:line-break/>It's, uh, it's evidence for those processes, so we would encourage you to do so.</text:p>
      <text:p text:style-name="Normal">00:48:23.420 --&gt; 00:48:30.940<text:line-break/>Dominic Gilroy<text:line-break/>And but yeah, at the moment not points towards undergrad degrees, but that may well be a a thing to explore in the future.</text:p>
      <text:p text:style-name="Normal">00:48:32.650 --&gt; 00:48:50.100<text:line-break/>Alison Day<text:line-break/>Lovely thanks Tom. And then I think probably the last question I can see on my screen in terms of chat is and and quite nice. One to to come to an end with actually is how can we make clinicians, students, trainees etc aware about the benefits of the Learning Academy?</text:p>
      <text:p text:style-name="Normal">00:48:51.410 --&gt; 00:49:21.650<text:line-break/>Dominic Gilroy<text:line-break/>Yeah, definitely an interesting one. Uhm, you see so. So I think for this one and the the the sort of the wider offer if you like so still step one of with as we've described it, step one of the the Learning Academy is really aimed at ourselves. That knowledge and library specialists. So that's step one. So it's it's it's largely fought for ourselves as we move forward though. Yeah, we're hoping that we will have knowledge, mobilization offers and so on that are relevant to the wider health care workforce and.</text:p>
      <text:p text:style-name="Normal">00:49:21.700 --&gt; 00:49:46.150<text:line-break/>Dominic Gilroy<text:line-break/>That point? Yeah, we'll we'll need to be thinking about you know how can we advertise these to clinicians and students and trainees? And and I imagine that we would need to be leveraging the help of you know colleagues out there in the services to to sort of help us to publicize that. Once we've got that offer more available. But we're not there yet, so we'll look at it as we as we move forward. Also, is going to contribute to that one as well, so.</text:p>
      <text:p text:style-name="Normal">00:49:47.000 --&gt; 00:50:16.960<text:line-break/>Sue Lacey-Bryant<text:line-break/>Yeah, just to add, I think I think there is a piece about reassuring employers and assuring employers of the quality of the education UN CPD that that we're all engaging in and that that comes through now. And, you know these these last few years and and for regrettable reasons, the last two years have really given a much higher profile to the work. You know such that you know over the weekend. I'm liaising with NHS England.</text:p>
      <text:p text:style-name="Normal">00:50:17.250 --&gt; 00:50:47.990<text:line-break/>Sue Lacey-Bryant<text:line-break/>Really looking at the importance of the services that you're providing and the expertise and skills you have as they start to think about that, the high impact actions that they want to drive forward. And that includes work on clinical decision support so people are very aware now that we have this. This small, specialized expert workforce out in the field. And as we look to, you know, continue.</text:p>
      <text:p text:style-name="Normal">00:50:48.060 --&gt; 00:50:58.830<text:line-break/>Sue Lacey-Bryant<text:line-break/>Yeah profile which which part referred to come and keep and keep pointing at that. The fact that this is a highly specialist workforce does really matter.</text:p>
      <text:p text:style-name="Normal">00:50:59.280 --&gt; 00:51:06.120<text:line-break/>Sue Lacey-Bryant<text:line-break/>Uh, I'm I'm many many workforce is of the smaller workforces in the NHL.</text:p>
      <text:p text:style-name="Normal">00:51:06.730 --&gt; 00:51:07.450<text:line-break/>Sue Lacey-Bryant<text:line-break/>Uhm?</text:p>
      <text:p text:style-name="Normal">00:51:09.470 --&gt; 00:51:20.380<text:line-break/>Sue Lacey-Bryant<text:line-break/>I think will be will be looking at this development and thinking about about their own opportunities today. So yeah, so it's a. It's the full piece. I think. Time.</text:p>
      <text:p text:style-name="Normal">00:51:21.720 --&gt; 00:51:22.450<text:line-break/>Dominic Gilroy<text:line-break/>Thanks, Lee.</text:p>
      <text:p text:style-name="Normal">00:51:27.810 --&gt; 00:51:30.870<text:line-break/>Alison Day<text:line-break/>So I think these were all the questions and Dom so.</text:p>
      <text:p text:style-name="Normal">00:51:29.930 --&gt; 00:51:40.190<text:line-break/>Dominic Gilroy<text:line-break/>The main questions OK, and we do have. Is that still Sue's hand up there? I can see a hand but I can't. I sue's, I think that's not serious and that's that's fine.</text:p>
      <text:p text:style-name="Normal">00:51:41.240 --&gt; 00:51:53.810<text:line-break/>Dominic Gilroy<text:line-break/>So oh before before we do finish, I just wanted to say a few. Thank you so obviously up to you guys all for joining the call and and and and contribute in your questions and and staying with us for for the full hour.</text:p>
      <text:p text:style-name="Normal">00:51:55.240 --&gt; 00:52:22.550<text:line-break/>Dominic Gilroy<text:line-break/>For the for the session, and I'd like to also thank colleagues in the HE team who had anything to do with our efforts to gain solid sleep accreditation for our for our Learning Academy offers up an obviously to slip and we do have slips. Accreditor Carolyn ranking Weathers on the car. So thanks for joining us Caroline and thanks for all your efforts in helping us to to to get through the accreditation process and you're helping advice with that one.</text:p>
      <text:p text:style-name="Normal">00:52:24.220 --&gt; 00:52:31.090<text:line-break/>Dominic Gilroy<text:line-break/>And other than that, just to say, you know, add details are shared on the screen then myself and now he's in this contact emails.</text:p>
      <text:p text:style-name="Normal">00:52:31.640 --&gt; 00:52:42.870<text:line-break/>Dominic Gilroy<text:line-break/>If you do have any questions on reflection after the session, or if you feel we've not answered the questions that you put through in the chat, then by all means do get in touch with us and will endeavor to come.</text:p>
      <text:p text:style-name="Normal">00:52:43.510 --&gt; 00:52:51.050<text:line-break/>Dominic Gilroy<text:line-break/>To to to answer whatever questions you've got for us, but other than that, just thank you for joining us and all the best for a great Christmas.</text:p>
      <text:p text:style-name="Normal">00:52:53.630 --&gt; 00:52:55.530<text:line-break/>Alison Day<text:line-break/>Thank you everybody. Nice to see you all.</text:p>
      <text:p text:style-name="Normal">00:54:25.200 --&gt; 00:54:26.450<text:line-break/>Dominic Gilroy<text:line-break/>Well done, Allison.</text:p>
      <text:p text:style-name="Normal">00:54:28.270 --&gt; 00:54:37.720<text:line-break/>Sue Lacey-Bryant<text:line-break/>Well, don't just go for a day. I just I've got. I've got nurses at HSX next I'd just please well, Dong.</text:p>
      <text:p text:style-name="Normal">00:54:38.110 --&gt; 00:54:40.840<text:line-break/>Alison Day<text:line-break/>Thank you for staying on call so that that's useful. You were there too.</text:p>
      <text:p text:style-name="Normal">00:54:38.760 --&gt; 00:54:41.880<text:line-break/>Dominic Gilroy<text:line-break/>No, yeah, thanks for thanks for staying as well. That was good, yeah.</text:p>
      <text:p text:style-name="Normal">00:54:41.430 --&gt; 00:54:41.750<text:line-break/>Alison Day<text:line-break/>Yeah.</text:p>
      <text:p text:style-name="Normal">00:54:41.550 --&gt; 00:54:57.310<text:line-break/>Sue Lacey-Bryant<text:line-break/>But well, I've I thought I wonder if they want me to or not, and then I caught something that I was only supposed to have 15 minutes and then the next thing. But it it's not in my diary now, it's disappeared. So wherever it was I'm not there. I suspect the timings being changed 'cause the rest of the afternoon looks horrible.</text:p>
      <text:p text:style-name="Normal">00:54:58.920 --&gt; 00:55:15.300<text:line-break/>Sue Lacey-Bryant<text:line-break/>I'm going into a meeting and getting into an easy read workshop now to say thank you to the adults with learning split if helped that I've got NHSX that I've got Louise. Then I've got holy and then the digital task and finish group for it with the paper. I have not read which we were told to come up.</text:p>
      <text:p text:style-name="Normal">00:55:05.170 --&gt; 00:55:05.500<text:line-break/>Alison Day<text:line-break/>Yeah.</text:p>
      <text:p text:style-name="Normal">00:55:16.040 --&gt; 00:55:16.700<text:line-break/>Dominic Gilroy<text:line-break/>Having read it.</text:p>
      <text:p text:style-name="Normal">00:55:16.480 --&gt; 00:55:24.640<text:line-break/>Sue Lacey-Bryant<text:line-break/>Right before it's a business case written by James and it's 29 pages long, so that's gonna go really well, isn't it?</text:p>
      <text:p text:style-name="Normal">00:55:17.300 --&gt; 00:55:17.830<text:line-break/>Alison Day<text:line-break/>Format.</text:p>
      <text:p text:style-name="Normal">00:55:27.070 --&gt; 00:55:28.030<text:line-break/>Sue Lacey-Bryant<text:line-break/>God yeah.</text:p>
      <text:p text:style-name="Normal">00:55:27.210 --&gt; 00:55:35.140<text:line-break/>Alison Day<text:line-break/>I'm deliberately skip the question about whether the move to NHSC would make a difference. I just felt it wasn't there for the right side.</text:p>
      <text:p text:style-name="Normal">00:55:31.990 --&gt; 00:55:32.650<text:line-break/>Dominic Gilroy<text:line-break/>Yeah.</text:p>
      <text:p text:style-name="Normal">00:55:34.470 --&gt; 00:55:36.260<text:line-break/>Sue Lacey-Bryant<text:line-break/>Or did they ask? Thank you.</text:p>
      <text:p text:style-name="Normal">00:55:36.670 --&gt; 00:55:42.670<text:line-break/>Alison Day<text:line-break/>Whether the most when HSE is going to make a difference to the offer and I just thought let's not go there, it's not.</text:p>
      <text:p text:style-name="Normal">00:55:36.850 --&gt; 00:55:38.980<text:line-break/>Sue Lacey-Bryant<text:line-break/>What did you do?</text:p>
      <text:p text:style-name="Normal">00:55:41.110 --&gt; 00:55:41.660<text:line-break/>Sue Lacey-Bryant<text:line-break/>It's just.</text:p>
      <text:p text:style-name="Normal">00:55:42.190 --&gt; 00:55:44.670<text:line-break/>Dominic Gilroy<text:line-break/>I even I even at my answer radicalism.</text:p>
      <text:p text:style-name="Normal">00:55:44.310 --&gt; 00:55:47.330<text:line-break/>Alison Day<text:line-break/>Did she not? Flashy Tom. I just decided to ask that.</text:p>
      <text:p text:style-name="Normal">00:55:46.030 --&gt; 00:55:46.270<text:line-break/>Sue Lacey-Bryant<text:line-break/>What?</text:p>
      <text:p text:style-name="Normal">00:55:47.200 --&gt; 00:55:52.390<text:line-break/>Sue Lacey-Bryant<text:line-break/>Really, yeah, The thing is of course, trusts. Merge, UM, but.</text:p>
      <text:p text:style-name="Normal">00:55:51.370 --&gt; 00:55:51.670<text:line-break/>Alison Day<text:line-break/>Yeah.</text:p>
      <text:p text:style-name="Normal">00:55:53.210 --&gt; 00:56:00.950<text:line-break/>Sue Lacey-Bryant<text:line-break/>But they don't really change. I mean, they're always there. The hospitals are always there, so let me abstracts all the time anyway.</text:p>
      <text:p text:style-name="Normal">00:55:59.930 --&gt; 00:56:00.360<text:line-break/>Alison Day<text:line-break/>Wow.</text:p>
      <text:p text:style-name="Normal">00:56:00.480 --&gt; 00:56:03.750<text:line-break/>Dominic Gilroy<text:line-break/>But you can. You can understand people asking OK, yeah.</text:p>
      <text:p text:style-name="Normal">00:56:03.320 --&gt; 00:56:10.000<text:line-break/>Sue Lacey-Bryant<text:line-break/>Oh yeah, but he's gonna get very boring for 18 months, isn't it? So let's let's get a standard.</text:p>
      <text:p text:style-name="Normal">00:56:03.350 --&gt; 00:56:04.370<text:line-break/>Alison Day<text:line-break/>Yeah yeah, yeah.</text:p>
      <text:p text:style-name="Normal">00:56:07.050 --&gt; 00:56:13.110<text:line-break/>Alison Day<text:line-break/>I just called Tesla Tesla, that's not, that's not do it on the launcher, so let's not go there.</text:p>
      <text:p text:style-name="Normal">00:56:10.720 --&gt; 00:56:11.050<text:line-break/>Sue Lacey-Bryant<text:line-break/>It's.</text:p>
      <text:p text:style-name="Normal">00:56:12.190 --&gt; 00:56:16.550<text:line-break/>Sue Lacey-Bryant<text:line-break/>Get started, yeah, let's do two on the launch. Let's get a standard answer.</text:p>
      <text:p text:style-name="Normal">00:56:12.390 --&gt; 00:56:13.100<text:line-break/>Dominic Gilroy<text:line-break/>Yeah, yeah.</text:p>
      <text:p text:style-name="Normal">00:56:16.870 --&gt; 00:56:17.140<text:line-break/>Alison Day<text:line-break/>Yeah.</text:p>
      <text:p text:style-name="Normal">00:56:16.910 --&gt; 00:56:21.290<text:line-break/>Dominic Gilroy<text:line-break/>But it was good if David to join as and it was good if Caroline to join as well.</text:p>
      <text:p text:style-name="Normal">00:56:20.580 --&gt; 00:56:24.200<text:line-break/>Sue Lacey-Bryant<text:line-break/>Yeah, so that noise, would you drop them align to say thanks?</text:p>
      <text:p text:style-name="Normal">00:56:20.710 --&gt; 00:56:21.100<text:line-break/>Alison Day<text:line-break/>Move.</text:p>
      <text:p text:style-name="Normal">00:56:23.520 --&gt; 00:56:25.020<text:line-break/>Dominic Gilroy<text:line-break/>Yeah, sure yeah yeah.</text:p>
      <text:p text:style-name="Normal">00:56:25.470 --&gt; 00:56:28.220<text:line-break/>Sue Lacey-Bryant<text:line-break/>I think it's had a reasonable amount of, UM.</text:p>
      <text:p text:style-name="Normal">00:56:29.650 --&gt; 00:56:40.340<text:line-break/>Sue Lacey-Bryant<text:line-break/>It Dave is just written to me and he says Allison and Damari good team which was really what I stayed on the like you're all good team. I mean it's we're very, very fortunate.</text:p>
      <text:p text:style-name="Normal">00:56:34.570 --&gt; 00:56:36.490<text:line-break/>Dominic Gilroy<text:line-break/>Oh good. Well I agree.</text:p>
      <text:p text:style-name="Normal">00:56:40.940 --&gt; 00:56:41.570<text:line-break/>Sue Lacey-Bryant<text:line-break/>So.</text:p>
      <text:p text:style-name="Normal">00:56:41.230 --&gt; 00:56:49.070<text:line-break/>Dominic Gilroy<text:line-break/>I'm excited I did start like Allison held my hand through it all really 'cause I did start off wondering what the heck we're gonna talk about for an hour.</text:p>
      <text:p text:style-name="Normal">00:56:48.390 --&gt; 00:57:07.200<text:line-break/>Sue Lacey-Bryant<text:line-break/>Well, you would give us a yeah, I know I know. But The thing is, you know and then you say, Oh well, actually there's there's shed loads, but you just got it's because you're so into it. You can't step back. I mean, if you if you set it in the context on of the kind of email we're having from, UM.</text:p>
      <text:p text:style-name="Normal">00:57:00.900 --&gt; 00:57:01.100<text:line-break/>Alison Day<text:line-break/>Yeah.</text:p>
      <text:p text:style-name="Normal">00:57:08.320 --&gt; 00:57:23.950<text:line-break/>Sue Lacey-Bryant<text:line-break/>About Fed IP, I mean they are decades behind us decades and I nearly said it, and I held myself back right off professions. I mean, they're trying to navigate their way and they want us to flex so they've got nothing.</text:p>
      <text:p text:style-name="Normal">00:57:24.850 --&gt; 00:57:46.370<text:line-break/>Sue Lacey-Bryant<text:line-break/>Most of them not PCs, but most of them have got nothing, and the fact that we get money for it. I mean, I know, I know you said this the other day, but I mean I in the budget round Allison. I'm sat there with the person who's first of all they come and do a or we could what MPC tease. We called a star chamber which is where used to be summons before you got beheaded.</text:p>
      <text:p text:style-name="Normal">00:57:26.880 --&gt; 00:57:27.130<text:line-break/>Alison Day<text:line-break/>Yeah.</text:p>
      <text:p text:style-name="Normal">00:57:47.360 --&gt; 00:57:53.210<text:line-break/>Sue Lacey-Bryant<text:line-break/>But we you know they come in and they do this nice little. Please tell us about your budget.</text:p>
      <text:p text:style-name="Normal">00:57:53.810 --&gt; 00:58:01.380<text:line-break/>Sue Lacey-Bryant<text:line-break/>Uh, it was a big chunk, so Helen and I've now massage the budget down to 7 headings for that and you could imagine his complete corn against three.</text:p>
      <text:p text:style-name="Normal">00:58:02.090 --&gt; 00:58:10.670<text:line-break/>Sue Lacey-Bryant<text:line-break/>Sorry things, but The thing is, our budget really is committed and so you do all this. Then they pick out the line around workforce development and they say.</text:p>
      <text:p text:style-name="Normal">00:58:12.720 --&gt; 00:58:17.990<text:line-break/>Sue Lacey-Bryant<text:line-break/>Just to play devil's advocate 'cause she's nice, I mean that when they're horrible, horrible that she's nice.</text:p>
      <text:p text:style-name="Normal">00:58:14.870 --&gt; 00:58:15.380<text:line-break/>Alison Day<text:line-break/>Hang on.</text:p>
      <text:p text:style-name="Normal">00:58:19.820 --&gt; 00:58:24.110<text:line-break/>Sue Lacey-Bryant<text:line-break/>So while doing that, could you just tell me why do we do that?</text:p>
      <text:p text:style-name="Normal">00:58:24.500 --&gt; 00:58:24.830<text:line-break/>Alison Day<text:line-break/>Any?</text:p>
      <text:p text:style-name="Normal">00:58:25.230 --&gt; 00:58:56.010<text:line-break/>Sue Lacey-Bryant<text:line-break/>Why don't trust do that as well? 'cause there's only 700. Actually, there's 620 qualified librarians. Yeah, you're not talking about 300 and 15,000 nurses, of which you could afford to organize courses with your local ATI. Yeah, this is a highly specialist levels and our work spans from health literacy to algorithmic literacy. You know all this stuff, so when I finish, she said, well, you know, we hear your passion.</text:p>
      <text:p text:style-name="Normal">00:58:35.420 --&gt; 00:58:35.790<text:line-break/>Alison Day<text:line-break/>Easy.</text:p>
      <text:p text:style-name="Normal">00:58:36.140 --&gt; 00:58:36.550<text:line-break/>Alison Day<text:line-break/>See.</text:p>
      <text:p text:style-name="Normal">00:58:37.480 --&gt; 00:58:38.100<text:line-break/>Alison Day<text:line-break/>Mitchell</text:p>
      <text:p text:style-name="Normal">00:58:48.700 --&gt; 00:58:49.010<text:line-break/>Alison Day<text:line-break/>yeah.</text:p>
      <text:p text:style-name="Normal">00:58:56.320 --&gt; 00:58:57.760<text:line-break/>Sue Lacey-Bryant<text:line-break/>And then she said, uhm?</text:p>
      <text:p text:style-name="Normal">00:58:58.450 --&gt; 00:59:10.060<text:line-break/>Sue Lacey-Bryant<text:line-break/>Uh, and we appreciate that this is a core part of the offer and you've no idea. I mean, you know everybody sits there and assumes all this as a given. Believe me where I'm sitting, nothings are given.</text:p>
      <text:p text:style-name="Normal">00:59:07.780 --&gt; 00:59:08.480<text:line-break/>Dominic Gilroy<text:line-break/>Yeah, yeah.</text:p>
      <text:p text:style-name="Normal">00:59:09.540 --&gt; 00:59:09.820<text:line-break/>Alison Day<text:line-break/>Right?</text:p>
      <text:p text:style-name="Normal">00:59:10.910 --&gt; 00:59:29.790<text:line-break/>Sue Lacey-Bryant<text:line-break/>So I think we're doing remarkably well, and the weekend, I'm afraid, because I would have liked to have been doing other things but was highly occupied by clinical decision support. We just brought in Tom Foley to work with our thank God. I can sort. You can come in so.</text:p>
      <text:p text:style-name="Normal">00:59:30.160 --&gt; 00:59:30.680<text:line-break/>Sue Lacey-Bryant<text:line-break/>Trump.</text:p>
      <text:p text:style-name="Normal">00:59:30.730 --&gt; 00:59:34.920<text:line-break/>Sue Lacey-Bryant<text:line-break/>Back hold on no no wraps just write something that'll be brilliant. Thank you.</text:p>
      <text:p text:style-name="Normal">00:59:35.990 --&gt; 00:59:37.620<text:line-break/>Sue Lacey-Bryant<text:line-break/>Look can we?</text:p>
      <text:p text:style-name="Normal">00:59:37.200 --&gt; 00:59:37.570<text:line-break/>Alison Day<text:line-break/>Lunch.</text:p>
      <text:p text:style-name="Normal">00:59:38.830 --&gt; 00:59:39.360<text:line-break/>Sue Lacey-Bryant<text:line-break/>Ah.</text:p>
      <text:p text:style-name="Normal">00:59:40.450 --&gt; 00:59:41.150<text:line-break/>Sue Lacey-Bryant<text:line-break/>Uhm?</text:p>
      <text:p text:style-name="Normal">00:59:43.750 --&gt; 00:59:44.930<text:line-break/>Sue Lacey-Bryant<text:line-break/>Vay, hek.</text:p>
      <text:p text:style-name="Normal">00:59:45.600 --&gt; 01:00:04.650<text:line-break/>Sue Lacey-Bryant<text:line-break/>Tim Ferriss at Health NHS England is decided that amongst his ten actions or clinical decision support by which what he really means is clever gizmos that you write to connect between one thing and another. But of course we got there. All this has got to be done by June and we've got the quick wing.</text:p>
      <text:p text:style-name="Normal">00:59:58.870 --&gt; 00:59:59.400<text:line-break/>Dominic Gilroy<text:line-break/>Uh.</text:p>
      <text:p text:style-name="Normal">01:00:05.600 --&gt; 01:00:11.120<text:line-break/>Sue Lacey-Bryant<text:line-break/>Last week, having trying to get Tom Foley in forever through procurement, which is been a nightmare.</text:p>
      <text:p text:style-name="Normal">01:00:11.930 --&gt; 01:00:15.720<text:line-break/>Sue Lacey-Bryant<text:line-break/>Uhm, and we haven't. We've we've touched it with.</text:p>
      <text:p text:style-name="Normal">01:00:17.770 --&gt; 01:00:19.830<text:line-break/>Sue Lacey-Bryant<text:line-break/>Because under 10,000.</text:p>
      <text:p text:style-name="Normal">01:00:21.020 --&gt; 01:00:38.100<text:line-break/>Sue Lacey-Bryant<text:line-break/>Uhm, managed to agree the contract last week at the same time as he agreed to contract to work with NHS England on clinical decision support and I had tweaked the offer. What we wanted was originally going to be mapping digital first against the learning healthcare system.</text:p>
      <text:p text:style-name="Normal">01:00:39.300 --&gt; 01:00:54.090<text:line-break/>Sue Lacey-Bryant<text:line-break/>And doing something into the system, but I changed it 'cause I knew we'd never get something across a GE anyway, so we're mapping the digital first bit and am BMJ best practice into the system. So I've got Tom Foley in the middle working for both of us.</text:p>
      <text:p text:style-name="Normal">01:00:55.200 --&gt; 01:01:04.820<text:line-break/>Sue Lacey-Bryant<text:line-break/>Just as HE wants to do this. So over the weekend he he wanted basically 150 words saying why they should work with us.</text:p>
      <text:p text:style-name="Normal">01:01:06.940 --&gt; 01:01:16.960<text:line-break/>Sue Lacey-Bryant<text:line-break/>So we sort of crofting it Enrique rocked. It goes Sentinel site. I mean you get it on 4:00 o'clock on a Saturday. He submits it by 9 on a Sunday night thanks.</text:p>
      <text:p text:style-name="Normal">01:01:17.010 --&gt; 01:01:17.290<text:line-break/>Sue Lacey-Bryant<text:line-break/>So.</text:p>
      <text:p text:style-name="Normal">01:01:18.000 --&gt; 01:01:34.970<text:line-break/>Sue Lacey-Bryant<text:line-break/>Uhm, anyway that's that's promising so far, but it it all feels like all this weren't you spend years or always end up feeling like it's a Cliff edge. Just sharing just share. It shouldn't do that should I guess that was Lindsey Snell. Wasn't it? Put that in?</text:p>
      <text:p text:style-name="Normal">01:01:28.480 --&gt; 01:01:29.020<text:line-break/>Dominic Gilroy<text:line-break/>Yeah.</text:p>
      <text:p text:style-name="Normal">01:01:29.700 --&gt; 01:01:30.060<text:line-break/>Dominic Gilroy<text:line-break/>Yeah.</text:p>
      <text:p text:style-name="Normal">01:01:35.260 --&gt; 01:01:40.850<text:line-break/>Dominic Gilroy<text:line-break/>The guy who I was talking to about ISDN's on on Friday, so John Glover.</text:p>
      <text:p text:style-name="Normal">01:01:35.360 --&gt; 01:01:35.730<text:line-break/>Alison Day<text:line-break/>Yeah.</text:p>
      <text:p text:style-name="Normal">01:01:41.300 --&gt; 01:01:41.920<text:line-break/>Sue Lacey-Bryant<text:line-break/>Umm?</text:p>
      <text:p text:style-name="Normal">01:01:41.740 --&gt; 01:02:12.210<text:line-break/>Dominic Gilroy<text:line-break/>And he was saying he was talking about her Fed IP and professional associations. He says nobody in his great obviously is talking about 80 informatics people. None of them are hardly any of them are members of the beast. Yes, because they don't see what it does for him kind of thing and his his perspective is says he's talk, he's perspective to fed IPS. You need to have people able to join Fed IP directly bypassing the professional associations because otherwise it will put.</text:p>
      <text:p text:style-name="Normal">01:02:12.270 --&gt; 01:02:13.220<text:line-break/>Dominic Gilroy<text:line-break/>People off.</text:p>
      <text:p text:style-name="Normal">01:02:13.340 --&gt; 01:02:20.610<text:line-break/>Sue Lacey-Bryant<text:line-break/>Yeah exactly, which is of course put the professional bodies out of out of out of business, and that is exactly the challenge, isn't it?</text:p>
      <text:p text:style-name="Normal">01:02:18.230 --&gt; 01:02:18.600<text:line-break/>Alison Day<text:line-break/>So.</text:p>
      <text:p text:style-name="Normal">01:02:20.480 --&gt; 01:02:21.210<text:line-break/>Dominic Gilroy<text:line-break/>Yeah.</text:p>
      <text:p text:style-name="Normal">01:02:21.130 --&gt; 01:02:26.180<text:line-break/>Alison Day<text:line-break/>So I'm really sorry. I'm sorry I don't have to go. I'm really sorry I've caught a cold.</text:p>
      <text:p text:style-name="Normal">01:02:21.730 --&gt; 01:02:22.890<text:line-break/>Sue Lacey-Bryant<text:line-break/>I don't think that will happen.</text:p>
      <text:p text:style-name="Normal">01:02:22.540 --&gt; 01:02:23.700<text:line-break/>Dominic Gilroy<text:line-break/>Yeah, no, that's fine.</text:p>
      <text:p text:style-name="Normal">01:02:26.920 --&gt; 01:02:27.190<text:line-break/>Dominic Gilroy<text:line-break/>Yeah.</text:p>
      <text:p text:style-name="Normal">01:02:27.340 --&gt; 01:02:31.020<text:line-break/>Alison Day<text:line-break/>I will speak to you later. OK, take care. Bye bye bye.</text:p>
      <text:p text:style-name="Normal">01:02:28.020 --&gt; 01:02:29.290<text:line-break/>Dominic Gilroy<text:line-break/>See, yeah yeah.</text:p>
      <text:p text:style-name="Normal">01:02:30.240 --&gt; 01:02:42.770<text:line-break/>Sue Lacey-Bryant<text:line-break/>On on Dom by Allison. Thank you. If there were a thing that was really a health informatics SIS, they'd be right. But if there were, those people would have created a professional body by that.</text:p>
      <text:p text:style-name="Normal">01:02:30.340 --&gt; 01:02:30.600<text:line-break/>Dominic Gilroy<text:line-break/>Bye.</text:p>
      <text:p text:style-name="Normal">01:02:42.800 --&gt; 01:02:43.460<text:line-break/>Dominic Gilroy<text:line-break/>Yeah, yeah.</text:p>
      <text:p text:style-name="Normal">01:02:44.090 --&gt; 01:02:47.720<text:line-break/>Sue Lacey-Bryant<text:line-break/>As opposed to spend 2 years, I had a chat with Patrick about it.</text:p>
      <text:p text:style-name="Normal">01:02:49.380 --&gt; 01:02:50.450<text:line-break/>Sue Lacey-Bryant<text:line-break/>On Friday.</text:p>
      <text:p text:style-name="Normal">01:02:52.540 --&gt; 01:03:03.310<text:line-break/>Sue Lacey-Bryant<text:line-break/>And he said, we may get, they may get it back and he said he had already warned. I'm telling you this privately, he had already warned NHSX that both be that both.</text:p>
      <text:p text:style-name="Normal">01:03:04.050 --&gt; 01:03:07.860<text:line-break/>Sue Lacey-Bryant<text:line-break/>Cilip and FC I might walk.</text:p>
      <text:p text:style-name="Normal">01:03:09.350 --&gt; 01:03:22.390<text:line-break/>Sue Lacey-Bryant<text:line-break/>And his worry is that he may get it back because when we moved to NHL single they may take it away for NHSX give it back to him and I said what I really want to know. Thank you Sir. Can I have some water or something?</text:p>
      <text:p text:style-name="Normal">01:03:16.650 --&gt; 01:03:16.950<text:line-break/>Dominic Gilroy<text:line-break/>Ah.</text:p>
      <text:p text:style-name="Normal">01:03:22.640 --&gt; 01:03:30.870<text:line-break/>Sue Lacey-Bryant<text:line-break/>So what are the UM, would be you know, do I need to strive, Patrick?</text:p>
      <text:p text:style-name="Normal">01:03:31.930 --&gt; 01:03:41.510<text:line-break/>Sue Lacey-Bryant<text:line-break/>And he said no. And I mean, when we have our private meeting with Nick, I'm gonna say take the 100,000 and sit it out because he's never gonna last, is it?</text:p>
      <text:p text:style-name="Normal">01:03:42.830 --&gt; 01:03:43.590<text:line-break/>Dominic Gilroy<text:line-break/>Probably not.</text:p>
      <text:p text:style-name="Normal">01:03:44.920 --&gt; 01:03:58.520<text:line-break/>Dominic Gilroy<text:line-break/>Well, it depends though who? It sounds like the only reason it's lasted as long as it has its 'cause there's some quite high up people behind it and it's give it given and lots of money for probably not very much, you know.</text:p>
      <text:p text:style-name="Normal">01:03:47.580 --&gt; 01:03:48.450<text:line-break/>Sue Lacey-Bryant<text:line-break/>Interesting.</text:p>
      <text:p text:style-name="Normal">01:03:59.130 --&gt; 01:04:18.480<text:line-break/>Sue Lacey-Bryant<text:line-break/>They've done nothing heavy or you're right how much? I mean, I'm I can't. It's too embarrassing to ask anymore if they go out to you and I share a website but didn't even add you to the group that you are a member of this or make you think of goodness sake. OK, well how's the rest of your day looking?</text:p>
      <text:p text:style-name="Normal">01:04:12.110 --&gt; 01:04:13.650<text:line-break/>Dominic Gilroy<text:line-break/>Yeah yeah, yeah.</text:p>
      <text:p text:style-name="Normal">01:04:18.750 --&gt; 01:04:30.300<text:line-break/>Dominic Gilroy<text:line-break/>Well, I've got some time now to strain. Sort out some of my reports for the outcomes framework where I've been very naughty and I've had lived more than I was allowed to, so I've got to go back and change in my game.</text:p>
      <text:p text:style-name="Normal">01:04:30.850 --&gt; 01:04:33.390<text:line-break/>Sue Lacey-Bryant<text:line-break/>Good man bring you into line, that's.</text:p>
      <text:p text:style-name="Normal">01:04:35.130 --&gt; 01:04:47.030<text:line-break/>Sue Lacey-Bryant<text:line-break/>OK brilliant, thanks ever so much you take that. You've done a lot of work and you'll say thanks to Sarah to where I did tweet so OK, thanks a lot. Bye bye.</text:p>
      <text:p text:style-name="Normal">01:04:37.230 --&gt; 01:04:39.900<text:line-break/>Dominic Gilroy<text:line-break/>Alright, so thanks for today. See ya.</text:p>
      <text:p text:style-name="Normal">01:04:45.070 --&gt; 01:04:45.330<text:line-break/>Dominic Gilroy<text:line-break/>Yeah.</text:p>
      <text:p text:style-name="Normal">01:04:46.540 --&gt; 01:04:47.010<text:line-break/>Dominic Gilroy<text:line-break/>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ominic Gilroy</dc:creator>
    <meta:creation-date>2021-12-14T12:04:00Z</meta:creation-date>
    <dc:date>2021-12-14T12:04:00Z</dc:date>
    <meta:template xlink:href="Normal.dotm" xlink:type="simple"/>
    <meta:editing-cycles>2</meta:editing-cycles>
    <meta:editing-duration>PT180S</meta:editing-duration>
    <meta:user-defined meta:name="ContentTypeId">0x010100FFB6C5F543A40849AD5ADACAC40473B9</meta:user-defined>
    <meta:document-statistic meta:page-count="1" meta:paragraph-count="142" meta:word-count="10668" meta:character-count="71339" meta:row-count="506" meta:non-whitespace-character-count="60813"/>
  </office:meta>
</office:document-meta>
</file>